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text-properties fo:color="#000000"/>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5" style:family="paragraph" style:parent-style-name="Preformatted_20_Text">
      <style:paragraph-properties fo:margin-top="0cm" fo:margin-bottom="0.499cm" fo:orphans="2" fo:widows="2"/>
      <style:text-properties fo:color="#000000"/>
    </style:style>
    <style:style style:name="P6" style:family="paragraph" style:parent-style-name="Text_20_body">
      <style:text-properties fo:color="#000000"/>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span text:style-name="T1">MICROSERVICE ET SCM (source code managment)</text:span></text:p>
      <text:p text:style-name="P3"/>
      <text:p text:style-name="P1">DEVOPS: Ensemble d'outils et une culture que on met en place</text:p>
      <text:p text:style-name="P1">dans l'objectif de livrer frequemmment et rapidement des applications en respectant la qualité et la sécurité de ces</text:p>
      <text:p text:style-name="P1">applications.</text:p>
      <text:p text:style-name="P3"/>
      <text:p text:style-name="P1">Ensemble d'outils:</text:p>
      <text:p text:style-name="P2"><text:s text:c="2"/><text:span text:style-name="T1">automatiser le deploiement des infrastructures</text:span></text:p>
      <text:p text:style-name="P2"><text:s text:c="4"/><text:span text:style-name="T1">-cloud (aws, gcp,azure)</text:span></text:p>
      <text:p text:style-name="P2"><text:s text:c="4"/><text:span text:style-name="T1">-environnemenrt virtuel de niveau 1 </text:span></text:p>
      <text:p text:style-name="P2"><text:s text:c="7"/><text:span text:style-name="T1">-vmware ESXI</text:span></text:p>
      <text:p text:style-name="P2"><text:s text:c="7"/><text:span text:style-name="T1">-vsphere</text:span></text:p>
      <text:p text:style-name="P2"><text:s text:c="2"/><text:span text:style-name="T1">workflow d'integration et de deploiement continue</text:span></text:p>
      <text:p text:style-name="P2"><text:s text:c="2"/><text:span text:style-name="T1">objectif : de livrer rapidement des applications</text:span></text:p>
      <text:p text:style-name="P2"><text:s text:c="13"/><text:span text:style-name="T1">le temps qui separe le developpement des</text:span></text:p>
      <text:p text:style-name="P2"><text:s text:c="13"/><text:span text:style-name="T1">logiciels au deploiement soit le plus petit </text:span></text:p>
      <text:p text:style-name="P2"><text:s text:c="13"/><text:span text:style-name="T1">possible</text:span></text:p>
      <text:p text:style-name="P2"><text:s text:c="2"/><text:span text:style-name="T1">- automatiser les tests (qualite, securite) et les deploiements</text:span></text:p>
      <text:p text:style-name="P2"><text:s text:c="2"/><text:span text:style-name="T1">monitoring de l'infrastructure et des applications</text:span></text:p>
      <text:p text:style-name="P2"><text:s text:c="2"/></text:p>
      <text:p text:style-name="P3"/>
      <text:p text:style-name="P2"><text:s text:c="2"/><text:span text:style-name="T1">culture:</text:span></text:p>
      <text:p text:style-name="P2"><text:s text:c="2"/><text:span text:style-name="T1">- les developpeurs et les operateurs travaillent ensemble</text:span></text:p>
      <text:p text:style-name="P2"><text:s text:c="2"/><text:span text:style-name="T1">- les operateurs vont coder le deploiement des infrastructures</text:span></text:p>
      <text:p text:style-name="P2"><text:s text:c="4"/><text:span text:style-name="T1">(les operateurs vont utiliser les memes techniques que les </text:span></text:p>
      <text:p text:style-name="P2"><text:s text:c="5"/><text:span text:style-name="T1">developpeurs)</text:span></text:p>
      <text:p text:style-name="P2"><text:s text:c="2"/><text:span text:style-name="T1">-les operateurs et les developpeurs ont le meme objectif et pas</text:span></text:p>
      <text:p text:style-name="P2"><text:s text:c="3"/><text:span text:style-name="T1">des objectifs contradictoire (livrer rapidement)</text:span></text:p>
      <text:p text:style-name="P2"><text:s text:c="2"/><text:span text:style-name="T1">-mettre en place tout ce qui va permettre d'accelerer la</text:span></text:p>
      <text:p text:style-name="P2"><text:s text:c="3"/><text:span text:style-name="T1">livraison </text:span></text:p>
      <text:p text:style-name="P2"><text:s text:c="3"/><text:span text:style-name="T1">IAC (infrastructure as code, ansible, terraform, puppet,...)</text:span></text:p>
      <text:p text:style-name="P2"><text:s text:c="3"/><text:span text:style-name="T1">architecture oriente microservices</text:span></text:p>
      <text:p text:style-name="P2"><text:s text:c="3"/><text:span text:style-name="T1">agilite (scrum,xp programming, kanban)</text:span></text:p>
      <text:p text:style-name="P2"><text:s text:c="3"/><text:span text:style-name="T1">lean (meilleure pratiques)</text:span></text:p>
      <text:p text:style-name="P2"><text:s text:c="3"/><text:span text:style-name="T1">ITIL (ensemble de pratiques pour la mise en place de centre de</text:span></text:p>
      <text:p text:style-name="P2"><text:s text:c="3"/><text:span text:style-name="T1">service)</text:span></text:p>
      <text:p text:style-name="P2"><text:s text:c="3"/><text:span text:style-name="T1">etc....</text:span></text:p>
      <text:p text:style-name="P3"/>
      <text:p text:style-name="P3"/>
      <text:p text:style-name="P1">MICROSERVICE</text:p>
      <text:p text:style-name="P3"/>
      <text:p text:style-name="P1">L'architecture de microservices (ou microservices) désigne un style d'architecture utilisé dans le développement d'applications. Elle permet de décomposer une application volumineuse en composants indépendants, chaque élément ayant ses propres responsabilités. Pour diffuser la requête d'un utilisateur unique, une application basée sur des microservices peut appeler plusieurs microservices internes pour composer sa réponse.</text:p>
      <text:p text:style-name="P3"/>
      <text:p text:style-name="P1">En devops il est interessant de decomposer une application en micro-service , ainsi on pourra:</text:p>
      <text:p text:style-name="P3"/>
      <text:p text:style-name="P1">Affecter une equipe devops a chaque microservice</text:p>
      <text:p text:style-name="P1">de plus les livraisons de logiciels se feront plus rapidement</text:p>
      <text:p text:style-name="P1">les tests egalements car ils porteront sur un seul composant</text:p>
      <text:p text:style-name="P1">l'objectif etant que le pipeline ne depasse pas plus de 15 a </text:p>
      <text:p text:style-name="P1">20 minutes en moyenne.</text:p>
      <text:p text:style-name="P3"/>
      <text:p text:style-name="P3"/>
      <text:p text:style-name="P1">CREATION D'UN MICRO-SERVICE</text:p>
      <text:p text:style-name="P3"/>
      <text:p text:style-name="P1">vagrant plugin install vagrant-scp</text:p>
      <text:p text:style-name="P1">vagrant scp webservice.zip :webservice.zip</text:p>
      <text:p text:style-name="P1">sudo apt install -y openjdk-17-jdk openjdk-17-jre</text:p>
      <text:p text:style-name="P3"><text:soft-page-break/></text:p>
      <text:p text:style-name="P1">Gradle est un moteur de production fonctionnant sur la plateforme Java. Il permet de construire des projets en Java.</text:p>
      <text:p text:style-name="P1">permet de gerer tout le cycle de vie d'une application java </text:p>
      <text:p text:style-name="P1">ou spring (framework de java pour construire des applications web</text:p>
      <text:p text:style-name="P1">ou des microservices)</text:p>
      <text:p text:style-name="P3"/>
      <text:p text:style-name="P1">-compiler</text:p>
      <text:p text:style-name="P1">-test</text:p>
      <text:p text:style-name="P1">-deploiements</text:p>
      <text:p text:style-name="P1">-gerer les dependences</text:p>
      <text:p text:style-name="P3"/>
      <text:p text:style-name="P3"/>
      <text:p text:style-name="P1">RESUME</text:p>
      <text:p text:style-name="P3"/>
      <text:p text:style-name="P1">1) Nous avons cree un micro-service</text:p>
      <text:p text:style-name="P1">2) nous avons execute et tester ce micro-service</text:p>
      <text:p text:style-name="P1">3) nous avons cree un depot sur gitlab</text:p>
      <text:p text:style-name="P1">4) nous avons pousse ce micro-service sur gitlab</text:p>
      <text:p text:style-name="P3"/>
      <text:p text:style-name="P1">EXERCICE:</text:p>
      <text:p text:style-name="P3"/>
      <text:p text:style-name="P1">1) Il faut dockeriser le micro-service que nous avons realise</text:p>
      <text:p text:style-name="P1">et le pousser sur le docker hub manuellement</text:p>
      <text:p text:style-name="P3"/>
      <text:p text:style-name="P1">2) Il faut bien comprendre comment fonctionne gitlab-ci</text:p>
      <text:p text:style-name="P3"/>
      <text:p text:style-name="P3"/>
      <text:p text:style-name="P3"/>
      <text:p text:style-name="P5"/>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S</meta:editing-duration>
    <meta:editing-cycles>3</meta:editing-cycles>
    <meta:generator>OpenOffice/4.1.15$Win32 OpenOffice.org_project/4115m2$Build-9813</meta:generator>
    <dc:date>2024-04-22T17:30:46.67</dc:date>
    <meta:document-statistic meta:table-count="0" meta:image-count="0" meta:object-count="0" meta:page-count="2" meta:paragraph-count="64" meta:word-count="418" meta:character-count="3000"/>
    <meta:user-defined meta:name="Info 1"/>
    <meta:user-defined meta:name="Info 2"/>
    <meta:user-defined meta:name="Info 3"/>
    <meta:user-defined meta:name="Info 4"/>
  </office:meta>
</office:document-meta>
</file>